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Proxy.getValu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Parser.notationDecl( String name , XMLResourceIdentifier identifier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AXParser.endParameterEntity( String name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AXParser.startDocument( XMLLocator locator , String encoding , NamespaceContext namespaceContext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SAXParser.getFeature( String featureId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AbstractSAXParser.elementDecl( String name , String contentModel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Parser.startParameterEntity( String name , XMLResourceIdentifier identifier , String encoding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SAXParser.endCDATA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Parser.doctypeDecl( String rootElement , String publicId , String systemId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sProxy.setAttributes( XML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etFeature( String featureId , boolean stat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1">
            <text:p text:style-name="Table_20_Contents">31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AbstractSAXParser.unparsedEntityDecl( String name , XMLResourceIdentifier identifier , String notation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AXParser.getEntityResol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SAXParser.endElement( QName element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sProxy.isSpecified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Parser.endExternalSubse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etContentHandler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tartNamespaceMapp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AXParser.setDeclHandler( Decl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Proxy.get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Q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characters( XMLString text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orProxy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endNamespaceMapp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AXParser.startGeneralEntity( String name , XMLResourceIdentifier identifier , String encoding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ttributesProxy.getTyp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Parser.ignorableWhitespace( XMLString tex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AXParser.getAttributePSVIByNam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isDeclare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orProxy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getErrorHand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AXParser.parse( InputSource input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SAX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Prox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attributeDecl( String elementName , String attributeName , String type , String [ ] enumeration , String defaultType , XMLString defaultValue , XMLString nonNormalizedDefaultValue , Augmentations au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SAXParser.getAttributePSV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tartElement( QName element , XMLAttributes attributes , Augmentations aug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bstractSAXParser.getDec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isDeclared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Parser.getElementPSV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comment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torProxy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URI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SAXParser.startExternalSubset( XMLResourceIdentifier identifier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etLexicalHandler( Lexical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Parser.AbstractSAXParser( XMLParser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Parser.processingInstruction( String target , XMLString data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sProxy.isSpecified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Proxy.isDeclared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Parser.internalEntityDecl( String name , XMLString text , XMLString nonNormalized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torProxy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isSpecifie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AXParser.setDTDHandler( 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endGeneralEntity( String name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AXParser.setEntityResolver( EntityResolver resol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ttributesProxy.getIndex( String uri , String local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Proxy.get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externalEntityDecl( String name , XMLResourceIdentifier identifier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AXParser.parse( String system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SAXParser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etErrorHandler( ErrorHandler error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Pars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setDocumentHandler( 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Proxy.getIndex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LocatorProxy( XML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oxy.get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Parser.endDTD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AXParser.endDocument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AXParser.startCDATA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Parser.getProperty( String propertyI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SAXParser.setProperty( String propertyId , Object valu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